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Tahoma" svg:font-family="Tahoma" style:font-family-generic="swiss" style:font-pitch="variable"/>
  </office:font-face-decls>
  <office:automatic-styles>
    <style:style style:name="Table1" style:family="table">
      <style:table-properties style:width="6.6625in" fo:margin-left="0in" table:align="left"/>
    </style:style>
    <style:style style:name="Table1.A" style:family="table-column">
      <style:table-column-properties style:column-width="2.5201in"/>
    </style:style>
    <style:style style:name="Table1.B" style:family="table-column">
      <style:table-column-properties style:column-width="1.2035in"/>
    </style:style>
    <style:style style:name="Table1.C" style:family="table-column">
      <style:table-column-properties style:column-width="1.2965in"/>
    </style:style>
    <style:style style:name="Table1.D" style:family="table-column">
      <style:table-column-properties style:column-width="1.6424in"/>
    </style:style>
    <style:style style:name="Table1.A1" style:family="table-cell">
      <style:table-cell-properties fo:padding-left="0.0201in" fo:padding-right="0.0201in" fo:padding-top="0in" fo:padding-bottom="0in" fo:border="none"/>
    </style:style>
    <style:style style:name="Table2" style:family="table">
      <style:table-properties style:width="6.6625in" fo:margin-left="0in" table:align="left"/>
    </style:style>
    <style:style style:name="Table2.A" style:family="table-column">
      <style:table-column-properties style:column-width="2.5201in"/>
    </style:style>
    <style:style style:name="Table2.B" style:family="table-column">
      <style:table-column-properties style:column-width="1.2035in"/>
    </style:style>
    <style:style style:name="Table2.C" style:family="table-column">
      <style:table-column-properties style:column-width="1.2965in"/>
    </style:style>
    <style:style style:name="Table2.D" style:family="table-column">
      <style:table-column-properties style:column-width="1.6424in"/>
    </style:style>
    <style:style style:name="Table2.A1" style:family="table-cell">
      <style:table-cell-properties fo:padding-left="0.0201in" fo:padding-right="0.0201in" fo:padding-top="0in" fo:padding-bottom="0in" fo:border="none"/>
    </style:style>
    <style:style style:name="P1" style:family="paragraph" style:parent-style-name="Normal">
      <style:paragraph-properties fo:text-align="justify" style:justify-single-word="false" fo:break-before="page"/>
    </style:style>
    <style:style style:name="P2" style:family="paragraph" style:parent-style-name="Normal">
      <style:paragraph-properties fo:margin-left="0in" fo:margin-right="0in" fo:text-align="justify" style:justify-single-word="false" fo:text-indent="4.5in" style:auto-text-indent="false"/>
    </style:style>
    <style:style style:name="P3" style:family="paragraph" style:parent-style-name="Normal">
      <style:paragraph-properties fo:text-align="justify" style:justify-single-word="false"/>
    </style:style>
    <style:style style:name="P4" style:family="paragraph" style:parent-style-name="Normal">
      <style:paragraph-properties fo:text-align="justify" style:justify-single-word="false">
        <style:tab-stops>
          <style:tab-stop style:position="3.25in" style:type="center"/>
        </style:tab-stops>
      </style:paragraph-properties>
    </style:style>
    <style:style style:name="P5" style:family="paragraph" style:parent-style-name="Normal">
      <style:paragraph-properties>
        <style:tab-stops>
          <style:tab-stop style:position="-1in"/>
          <style:tab-stop style:position="3.5in"/>
          <style:tab-stop style:position="4in"/>
        </style:tab-stops>
      </style:paragraph-properties>
    </style:style>
    <style:style style:name="P6" style:family="paragraph" style:parent-style-name="Normal">
      <style:paragraph-properties>
        <style:tab-stops>
          <style:tab-stop style:position="3.5in"/>
          <style:tab-stop style:position="4in"/>
        </style:tab-stops>
      </style:paragraph-properties>
    </style:style>
    <style:style style:name="P7" style:family="paragraph" style:parent-style-name="Normal">
      <style:paragraph-properties>
        <style:tab-stops>
          <style:tab-stop style:position="1.25in"/>
          <style:tab-stop style:position="3.5in"/>
          <style:tab-stop style:position="4in"/>
        </style:tab-stops>
      </style:paragraph-properties>
    </style:style>
    <style:style style:name="P8" style:family="paragraph" style:parent-style-name="Normal">
      <style:paragraph-properties fo:text-align="justify" style:justify-single-word="false"/>
      <style:text-properties fo:language="es" fo:country="ES"/>
    </style:style>
    <style:style style:name="P9" style:family="paragraph" style:parent-style-name="Normal">
      <style:paragraph-properties fo:line-height="200%" fo:text-align="justify" style:justify-single-word="false"/>
    </style:style>
    <style:style style:name="P10" style:family="paragraph" style:parent-style-name="Normal">
      <style:text-properties fo:font-weight="bold" style:font-weight-asian="bold"/>
    </style:style>
    <style:style style:name="P11" style:family="paragraph" style:parent-style-name="Normal">
      <style:paragraph-properties>
        <style:tab-stops>
          <style:tab-stop style:position="0.5in"/>
          <style:tab-stop style:position="2.6252in"/>
          <style:tab-stop style:position="4in"/>
          <style:tab-stop style:position="5.25in"/>
        </style:tab-stops>
      </style:paragraph-properties>
    </style:style>
    <style:style style:name="P12" style:family="paragraph" style:parent-style-name="Normal">
      <style:paragraph-properties fo:text-align="center" style:justify-single-word="false"/>
    </style:style>
    <style:style style:name="P13" style:family="paragraph" style:parent-style-name="Normal">
      <style:paragraph-properties fo:text-align="center" style:justify-single-word="false"/>
      <style:text-properties style:text-underline-style="solid" style:text-underline-width="auto" style:text-underline-color="font-color" style:text-underline-mode="continuous" style:text-overline-mode="continuous" style:text-line-through-mode="continuous"/>
    </style:style>
    <style:style style:name="P14" style:family="paragraph" style:parent-style-name="Normal">
      <style:paragraph-properties fo:margin-left="0.5in" fo:margin-right="0in" fo:text-align="justify" style:justify-single-word="false" fo:text-indent="0in" style:auto-text-indent="false">
        <style:tab-stops/>
      </style:paragraph-properties>
    </style:style>
    <style:style style:name="P15" style:family="paragraph" style:parent-style-name="Normal">
      <style:paragraph-properties fo:margin-left="0.5in" fo:margin-right="0in" fo:text-indent="0in" style:auto-text-indent="false">
        <style:tab-stops/>
      </style:paragraph-properties>
    </style:style>
    <style:style style:name="P16" style:family="paragraph" style:parent-style-name="Normal">
      <style:paragraph-properties fo:margin-left="0in" fo:margin-right="0in" fo:line-height="200%" fo:text-align="justify" style:justify-single-word="false" fo:text-indent="3in" style:auto-text-indent="false"/>
    </style:style>
    <style:style style:name="P17" style:family="paragraph" style:parent-style-name="Normal">
      <style:paragraph-properties fo:margin-left="0in" fo:margin-right="0in" fo:text-align="justify" style:justify-single-word="false" fo:text-indent="3in" style:auto-text-indent="false"/>
    </style:style>
    <style:style style:name="P18" style:family="paragraph" style:parent-style-name="Normal">
      <style:paragraph-properties fo:margin-left="0in" fo:margin-right="0in" fo:text-align="justify" style:justify-single-word="false" fo:text-indent="5in" style:auto-text-indent="false"/>
    </style:style>
    <style:style style:name="P19" style:family="paragraph" style:parent-style-name="Normal">
      <style:paragraph-properties fo:margin-left="3.5in" fo:margin-right="0in" fo:text-indent="-3.5in" style:auto-text-indent="false">
        <style:tab-stops/>
      </style:paragraph-properties>
    </style:style>
    <style:style style:name="P20" style:family="paragraph" style:parent-style-name="Normal">
      <style:paragraph-properties fo:margin-left="0in" fo:margin-right="0in" fo:line-height="200%" fo:text-indent="0.5in" style:auto-text-indent="false"/>
    </style:style>
    <style:style style:name="P21" style:family="paragraph" style:parent-style-name="Normal">
      <style:paragraph-properties fo:margin-left="0in" fo:margin-right="0in" fo:line-height="200%" fo:text-align="justify" style:justify-single-word="false" fo:text-indent="0.5in" style:auto-text-indent="false"/>
    </style:style>
    <style:style style:name="P22" style:family="paragraph" style:parent-style-name="Normal">
      <style:paragraph-properties fo:margin-left="1in" fo:margin-right="0in" fo:text-indent="0in" style:auto-text-indent="false">
        <style:tab-stops/>
      </style:paragraph-properties>
    </style:style>
    <style:style style:name="P23" style:family="paragraph" style:parent-style-name="Normal">
      <style:paragraph-properties fo:margin-left="1in" fo:margin-right="0in" fo:text-indent="-1in" style:auto-text-indent="false">
        <style:tab-stops>
          <style:tab-stop style:position="-2in"/>
        </style:tab-stops>
      </style:paragraph-properties>
    </style:style>
    <style:style style:name="P24" style:family="paragraph" style:parent-style-name="Normal" style:master-page-name="MP0">
      <style:paragraph-properties style:page-number="auto" fo:break-before="page"/>
    </style:style>
    <style:style style:name="P25" style:family="paragraph" style:parent-style-name="Normal" style:list-style-name="L1"/>
    <style:style style:name="P26" style:family="paragraph" style:parent-style-name="Normal" style:list-style-name="L1">
      <style:paragraph-properties fo:text-align="justify" style:justify-single-word="false"/>
    </style:style>
    <style:style style:name="P27" style:family="paragraph" style:parent-style-name="Normal" style:master-page-name="MP1">
      <style:paragraph-properties style:page-number="auto" fo:break-before="page"/>
    </style:style>
    <style:style style:name="P28" style:family="paragraph" style:parent-style-name="Quick_20_1." style:list-style-name="LFO3">
      <style:paragraph-properties fo:margin-left="0.5in" fo:margin-right="0in" fo:text-indent="-0.5in" style:auto-text-indent="false">
        <style:tab-stops/>
      </style:paragraph-properties>
    </style:style>
    <style:style style:name="P29" style:family="paragraph" style:parent-style-name="Quick_20_1." style:list-style-name="">
      <style:paragraph-properties fo:margin-left="0.5in" fo:margin-right="0in" fo:text-indent="-0.5in" style:auto-text-indent="false">
        <style:tab-stops/>
      </style:paragraph-properties>
    </style:style>
    <style:style style:name="P30" style:family="paragraph" style:parent-style-name="Quick_20_1." style:list-style-name="">
      <style:paragraph-properties fo:margin-left="0.5in" fo:margin-right="0in" fo:text-indent="0in" style:auto-text-indent="false">
        <style:tab-stops/>
      </style:paragraph-properties>
    </style:style>
    <style:style style:name="T1" style:family="text">
      <style:text-properties fo:language="es" fo:country="ES"/>
    </style:style>
    <style:style style:name="T2" style:family="text">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 style:family="text">
      <style:text-properties fo:language="es" fo:country="PE"/>
    </style:style>
    <style:style style:name="T4" style:family="text">
      <style:text-properties fo:color="#000000"/>
    </style:style>
    <style:style style:name="T5"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6" style:family="text">
      <style:text-properties style:text-underline-style="solid" style:text-underline-width="auto" style:text-underline-color="font-color" style:text-underline-mode="continuous" style:text-overline-mode="continuous" style:text-line-through-mode="continuous"/>
    </style:style>
    <text:list-style style:name="L1">
      <text:list-level-style-number text:level="1" style:num-suffix="." style:num-format="1" text:start-value="2">
        <style:list-level-properties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56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56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ATTORNEY_HEADER}</text:p>
      <text:p text:style-name="P2"/>
      <text:p text:style-name="P3">__________________________________</text:p>
      <text:p text:style-name="Normal"/>
      <text:p text:style-name="P5">COMMONWEALTH OF PENNSYLVANIA<text:tab/>:<text:tab/>COURT OF COMMON PLEAS</text:p>
      <text:p text:style-name="P6"><text:tab/>:<text:tab/>CRIMINAL TRIAL DIVISION</text:p>
      <text:p text:style-name="P7"><text:tab/>vs.<text:tab/>: <text:s/></text:p>
      <text:p text:style-name="P5"><text:tab/>: <text:s text:c="3"/></text:p>
      <text:p text:style-name="P5">[!-- BEGIN docketnumber --]<text:tab/>:<text:tab/>{CP}</text:p>
      <text:p text:style-name="P5">[!-- END docketnumber --]<text:tab/>:<text:tab/>OTN# {OTN}</text:p>
      <text:p text:style-name="P6"><text:tab/>:<text:tab/>DC# {DC}</text:p>
      <text:p text:style-name="P5">{FIRST_NAME} {LAST_NAME}<text:tab/>:<text:tab/>PP# {PP}</text:p>
      <text:p text:style-name="P6">[!-- BEGIN alias --] {ALIASES} <text:tab/>:</text:p>
      <text:p text:style-name="P6">[!-- END alias --]{STREET}<text:tab/>:<text:tab/>SSN: {SSN}</text:p>
      <text:p text:style-name="P5">{CITY}, {STATE} {ZIP}<text:tab/>:<text:tab/>DOB: {DOB}</text:p>
      <text:p text:style-name="P3"><text:span text:style-name="Default_20_Paragraph_20_Font"><text:span text:style-name="T1">____________________________________</text:span></text:span><text:span text:style-name="Default_20_Paragraph_20_Font"><text:span text:style-name="T1"><text:tab/>:</text:span></text:span><text:span text:style-name="Default_20_Paragraph_20_Font"><text:span text:style-name="T1"><text:tab/>SID: </text:span></text:span><text:span text:style-name="Default_20_Paragraph_20_Font"><text:span text:style-name="T3">{SID}</text:span></text:span></text:p>
      <text:p text:style-name="P8"/>
      <text:p text:style-name="P4"><text:span text:style-name="Default_20_Paragraph_20_Font"><text:span text:style-name="T1"><text:tab/></text:span></text:span><text:span text:style-name="Default_20_Paragraph_20_Font"><text:span text:style-name="T2">O R D E </text:span></text:span><text:span text:style-name="Default_20_Paragraph_20_Font"><text:span text:style-name="T2">R</text:span></text:span></text:p>
      <text:p text:style-name="P8"/>
      <text:p text:style-name="P9">AND NOW, this ______ day of ___________, {ORDER_YEAR}, it is ORDERED that the criminal charges in the above-captioned case specified below were subject to ARD, which was successfully completed and the defendant’s arrest record regarding these charges shall be expunged:</text:p>
      <text:p text:style-name="P3">1.<text:tab/>Defendant’s Name:<text:tab/>{FIRST_NAME} {LAST_NAME}</text:p>
      <text:p text:style-name="P3"><text:tab/>Date of Birth: <text:s text:c="2"/>{DOB}</text:p>
      <text:p text:style-name="P3"><text:tab/>Social Security #: {SSN}</text:p>
      <text:p text:style-name="P3"/>
      <text:list xml:id="list35318406" text:style-name="L1">
        <text:list-item>
          <text:p text:style-name="P26">The charges to be expunged are:</text:p>
        </text:list-item>
      </text:list>
      <text:p text:style-name="P1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Description of Charges</text:p>
          </table:table-cell>
          <table:table-cell table:style-name="Table1.A1" office:value-type="string">
            <text:p text:style-name="P10">Code Section</text:p>
          </table:table-cell>
          <table:table-cell table:style-name="Table1.A1" office:value-type="string">
            <text:p text:style-name="P10">Disposition</text:p>
          </table:table-cell>
          <table:table-cell table:style-name="Table1.A1" office:value-type="string">
            <text:p text:style-name="P10">Disposition Date</text:p>
          </table:table-cell>
        </table:table-row>
        <table:table-row>
          <table:table-cell table:style-name="Table1.A1" office:value-type="string">
            <text:p text:style-name="Normal">[!-- BEGIN row.charges --]{CHARGE}</text:p>
          </table:table-cell>
          <table:table-cell table:style-name="Table1.A1" office:value-type="string">
            <text:p text:style-name="Normal">{CODE_SEC}</text:p>
          </table:table-cell>
          <table:table-cell table:style-name="Table1.A1" office:value-type="string">
            <text:p text:style-name="P10">{DISP}</text:p>
          </table:table-cell>
          <table:table-cell table:style-name="Table1.A1" office:value-type="string">
            <text:p text:style-name="Normal">{DISP_DATE}[!-- END row.charges --]</text:p>
          </table:table-cell>
        </table:table-row>
      </table:table>
      <text:p text:style-name="P11"/>
      <text:list xml:id="list35313371" text:continue-numbering="true" text:style-name="L1">
        <text:list-item>
          <text:p text:style-name="P25">The petitioner’s sentence includes fines, costs and/or restitution in the amount of {TOTAL_FINES} and {FINES_PAID} has been paid off/adjusted.</text:p>
        </text:list-item>
      </text:list>
      <text:p text:style-name="Normal"/>
      <text:list xml:id="list35330572" text:continue-numbering="true" text:style-name="L1">
        <text:list-item>
          <text:p text:style-name="P25">This arrest was made by the Philadelphia Police Department on {ARREST_DATE}. <text:s/>The arrest record should be expunged because the charges were {DISPOSITION_LIST} and petitioner is losing job opportunities.</text:p>
        </text:list-item>
      </text:list>
      <text:p text:style-name="P15"/>
      <text:list xml:id="list35320395" text:continue-numbering="true" text:style-name="L1">
        <text:list-item>
          <text:p text:style-name="P25">The case {FIRST_DOCKET_NUM} was heard by<text:span text:style-name="Default_20_Paragraph_20_Font"><text:span text:style-name="T4"> {JUDGE}, </text:span></text:span>Court of Common Pleas of Philadelphia County, Criminal Justice Center, 1301 Filbert Street, <text:soft-page-break/>Philadelphia, PA 19107</text:p>
        </text:list-item>
      </text:list>
      <text:p text:style-name="P15"/>
      <text:list xml:id="list35320005" text:continue-numbering="true" text:style-name="L1">
        <text:list-item>
          <text:p text:style-name="P25">The complaint affiant was: {AFFIANT}, Philadelphia Police Department, 750 Race Street, Philadelphia, PA 19106.</text:p>
        </text:list-item>
      </text:list>
      <text:p text:style-name="P15"/>
      <text:list xml:id="list35314085" text:continue-numbering="true" text:style-name="L1">
        <text:list-item>
          <text:p text:style-name="P25">The following criminal justice agencies shall be served with certified copies of this Order:</text:p>
        </text:list-item>
      </text:list>
      <text:p text:style-name="Normal"/>
      <text:list xml:id="list35341385" text:continue-numbering="true" text:style-name="L1">
        <text:list-item>
          <text:list>
            <text:list-item>
              <text:p text:style-name="P25">Philadelphia Police Department, Expungement Unit</text:p>
            </text:list-item>
            <text:list-item>
              <text:p text:style-name="P25">Pennsylvania State Police, Central Records</text:p>
            </text:list-item>
            <text:list-item>
              <text:p text:style-name="P25">A.O.P.C. Expungement Unit</text:p>
            </text:list-item>
            <text:list-item>
              <text:p text:style-name="P25">First Judicial District of Pennsylvania, Data Processing Unit</text:p>
            </text:list-item>
          </text:list>
        </text:list-item>
      </text:list>
      <text:p text:style-name="Normal"/>
      <text:p text:style-name="P9">Further, it is ordered that the arresting agency shall destroy or deliver to defendant or representative all criminal records, fingerprints, photographic plates and photographs pertaining to the charge(s) specified above, which resulted from the arrest of {FIRST_NAME} {LAST_NAME}. <text:s/>Moreover, the Pennsylvania State Police shall request the Federal Bureau of Investigation to return to them all records pertaining to said arrest(s), which shall be destroyed by said agency upon their receipt of same.</text:p>
      <text:p text:style-name="P16">BY THE COURT:</text:p>
      <text:p text:style-name="P17">__________________________</text:p>
      <text:p text:style-name="P18">J.</text:p>
      <text:p text:style-name="P3"/>
      <text:p text:style-name="P1"/>
      <text:p text:style-name="Normal">{ATTORNEY_HEADER}</text:p>
      <text:p text:style-name="P19"><text:tab/>Attorney for {FIRST_NAME} {LAST_NAME}</text:p>
      <text:p text:style-name="P3">__________________________________</text:p>
      <text:p text:style-name="Normal"/>
      <text:p text:style-name="P5">COMMONWEALTH OF PENNSYLVANIA<text:tab/>:<text:tab/>COURT OF COMMON PLEAS</text:p>
      <text:p text:style-name="P6"><text:tab/>:<text:tab/>CRIMINAL TRIAL DIVISION</text:p>
      <text:p text:style-name="P7"><text:tab/>vs.<text:tab/>: <text:s/></text:p>
      <text:p text:style-name="P5"><text:tab/>: <text:s text:c="3"/></text:p>
      <text:p text:style-name="P5">[!-- BEGIN docketnumber1 --]<text:tab/>:<text:tab/>{CP}</text:p>
      <text:p text:style-name="P6">[!-- END docketnumber1 --]<text:tab/>:<text:tab/>OTN# {OTN}</text:p>
      <text:p text:style-name="P6"><text:tab/>:<text:tab/>DC# {DC}</text:p>
      <text:p text:style-name="P5">{FIRST_NAME} {LAST_NAME}<text:tab/>:<text:tab/>PP# {PP}</text:p>
      <text:p text:style-name="P6">[!-- BEGIN alias1 --] {ALIASES} <text:tab/>:</text:p>
      <text:p text:style-name="P6">[!-- END alias1 --]{STREET}<text:tab/>:<text:tab/>SSN: {SSN}</text:p>
      <text:p text:style-name="P5">{CITY}, {STATE} {ZIP}<text:tab/>:<text:tab/>DOB: {DOB}</text:p>
      <text:p text:style-name="P3">____________________________________<text:tab/>:<text:tab/>SID: {SID}</text:p>
      <text:p text:style-name="P3"/>
      <text:p text:style-name="P4"><text:tab/><text:span text:style-name="Default_20_Paragraph_20_Font"><text:span text:style-name="T5">PETITION TO EXPUNGE CRIMINAL RECORD</text:span></text:span></text:p>
      <text:p text:style-name="P3"/>
      <text:p text:style-name="P3">TO THE HONORABLE, THE JUDGES OF THE SAID COURT:</text:p>
      <text:p text:style-name="P3"/>
      <text:p text:style-name="P21">Petitioner, {FIRST_NAME} {LAST_NAME}, by counsel, {ATTORNEY_FIRST} {ATTORNEY_LAST}, Esquire, respectfully represents that:</text:p>
      <text:list xml:id="list35308478" text:style-name="LFO3">
        <text:list-item>
          <text:p text:style-name="P28">Petitioner lives at {STREET} in {CITY}, Pennsylvania, and is {AGE} years of age. <text:s/>Petitioner’s date of birth is {DOB}.</text:p>
        </text:list-item>
      </text:list>
      <text:p text:style-name="P29"/>
      <text:list xml:id="list35315203" text:continue-numbering="true" text:style-name="LFO3">
        <text:list-item>
          <text:p text:style-name="P28">Petitioner was arrested on {ARREST_DATE} and charged with {CHARGE_LIST}.</text:p>
        </text:list-item>
      </text:list>
      <text:p text:style-name="P29"/>
      <text:list xml:id="list35317658" text:continue-numbering="true" text:style-name="LFO3">
        <text:list-item>
          <text:p text:style-name="P28">The petitioner’s sentence includes fines, costs and/or restitution in the amount of {TOTAL_FINES} and {FINES_PAID} has been paid off/adjusted.</text:p>
        </text:list-item>
      </text:list>
      <text:p text:style-name="P29"/>
      <text:list xml:id="list35314571" text:continue-numbering="true" text:style-name="LFO3">
        <text:list-item>
          <text:p text:style-name="P28">The complaint affiant was: {AFFIANT}, Philadelphia Police Department, 750 Race Street, Philadelphia, PA 19106.</text:p>
        </text:list-item>
      </text:list>
      <text:p text:style-name="P29"/>
      <text:list xml:id="list35344091" text:continue-numbering="true" text:style-name="LFO3">
        <text:list-item>
          <text:p text:style-name="P28">The case {FIRST_DOCKET_NUM} was heard by<text:span text:style-name="Default_20_Paragraph_20_Font"><text:span text:style-name="T4"> {JUDGE}</text:span></text:span>, Court of Common Pleas of Philadelphia County, Criminal Justice Center, 1301 Filbert Street, Philadelphia, PA 19107</text:p>
        </text:list-item>
      </text:list>
      <text:p text:style-name="P29"/>
      <text:list xml:id="list35341294" text:continue-numbering="true" text:style-name="LFO3">
        <text:list-item>
          <text:p text:style-name="P28">The charges to be expunged are: </text:p>
        </text:list-item>
      </text:list>
      <text:p text:style-name="List_20_Paragrap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0">Description of Charges</text:p>
          </table:table-cell>
          <table:table-cell table:style-name="Table2.A1" office:value-type="string">
            <text:p text:style-name="P10">Code Section</text:p>
          </table:table-cell>
          <table:table-cell table:style-name="Table2.A1" office:value-type="string">
            <text:p text:style-name="P10">Disposition</text:p>
          </table:table-cell>
          <table:table-cell table:style-name="Table2.A1" office:value-type="string">
            <text:p text:style-name="P10">Disposition Date</text:p>
          </table:table-cell>
        </table:table-row>
        <table:table-row>
          <table:table-cell table:style-name="Table2.A1" office:value-type="string">
            <text:p text:style-name="Normal">[!-- BEGIN row.charges1 --]{CHARGE1}</text:p>
          </table:table-cell>
          <table:table-cell table:style-name="Table2.A1" office:value-type="string">
            <text:p text:style-name="Normal">{CODE_SEC1}</text:p>
          </table:table-cell>
          <table:table-cell table:style-name="Table2.A1" office:value-type="string">
            <text:p text:style-name="P10">{DISP1}</text:p>
          </table:table-cell>
          <table:table-cell table:style-name="Table2.A1" office:value-type="string">
            <text:p text:style-name="Normal">{DISP_DATE1}[!-- END row.charges1 --]</text:p>
          </table:table-cell>
        </table:table-row>
      </table:table>
      <text:p text:style-name="P30"><text:soft-page-break/></text:p>
      <text:list xml:id="list35324510" text:continue-numbering="true" text:style-name="LFO3">
        <text:list-item>
          <text:p text:style-name="P28">Charges were assigned to ARD. <text:s/>Petitioner successfully completed ARD. <text:s/>The ARD Completion letter is attached to this petition.</text:p>
        </text:list-item>
      </text:list>
      <text:p text:style-name="P30"/>
      <text:list xml:id="list35327496" text:continue-numbering="true" text:style-name="LFO3">
        <text:list-item>
          <text:p text:style-name="P28">As a result of these arrests and subsequent photographing and fingerprinting, Petitioner has been caused to suffer embarrassment and irreparable harm and loss of job opportunities.</text:p>
        </text:list-item>
      </text:list>
      <text:p text:style-name="P29"/>
      <text:list xml:id="list35321418" text:continue-numbering="true" text:style-name="LFO3">
        <text:list-item>
          <text:p text:style-name="P28">The Commonwealth of Pennsylvania will not be harmed by granting this petition.<text:tab/></text:p>
        </text:list-item>
      </text:list>
      <text:p text:style-name="P22"/>
      <text:p text:style-name="P21">WHEREFORE, your petitioner prays that this Court direct the Commissioner of the Philadelphia Police Department and the Commissioner of the Pennsylvania State Police to expunge the fingerprints, photographs and records of the arrest(s) of petitioner from the files of their respective police departments and deliver the same to your petitioner or her attorney, or in lieu thereof, proof that said data has been destroyed and that the request that the Federal Bureau of Investigation return all records pertaining to the same arrest(s) for destruction by the Philadelphia Police Department or by petitioner, and further, that the Administrative Office of the Pennsylvania Courts (AOPC) in Mechanicsburg, PA, have the same records removed from the Court computer indexes.</text:p>
      <text:p text:style-name="P17">Respectfully submitted,</text:p>
      <text:p text:style-name="P17"/>
      <text:p text:style-name="P17"><text:span text:style-name="Default_20_Paragraph_20_Font"><text:span text:style-name="T6">/s/{ATTORNEY_ELEC_SIG}</text:span></text:span>__</text:p>
      <text:p text:style-name="P17">{ATTORNEY_SIGNATURE}</text:p>
      <text:p text:style-name="P17">Counsel for Petitioner</text:p>
      <text:p text:style-name="P23">DATED:<text:tab/>{PETITION_DATE}</text:p>
      <text:p text:style-name="P27">{ATTORNEY_HEADER}</text:p>
      <text:p text:style-name="P19"><text:tab/>Attorney for {FIRST_NAME} {LAST_NAME}</text:p>
      <text:p text:style-name="P3">__________________________________</text:p>
      <text:p text:style-name="Normal"/>
      <text:p text:style-name="P5">COMMONWEALTH OF PENNSYLVANIA<text:tab/>:<text:tab/>COURT OF COMMON PLEAS</text:p>
      <text:p text:style-name="P6"><text:tab/>:<text:tab/>CRIMINAL TRIAL DIVISION</text:p>
      <text:p text:style-name="P7"><text:tab/>vs.<text:tab/>: <text:s/></text:p>
      <text:p text:style-name="P5"><text:tab/>: <text:s text:c="3"/></text:p>
      <text:p text:style-name="P5">[!-- BEGIN docketnumber2 --]<text:tab/>:<text:tab/>{CP} </text:p>
      <text:p text:style-name="P5">[!-- END docketnumber2 --]<text:tab/>:<text:tab/>OTN# {OTN}</text:p>
      <text:p text:style-name="P6"><text:tab/>:<text:tab/>DC# {DC}</text:p>
      <text:p text:style-name="P5">{FIRST_NAME} {LAST_NAME}<text:tab/>:<text:tab/>PP# {PP}</text:p>
      <text:p text:style-name="P6">[!-- BEGIN alias2 --] {ALIASES} <text:tab/>:</text:p>
      <text:p text:style-name="P6">[!-- END alias2 --]{STREET}<text:tab/>:<text:tab/>SSN: {SSN}</text:p>
      <text:p text:style-name="P5">{CITY}, {STATE} {ZIP}<text:tab/>:<text:tab/>DOB: {DOB}</text:p>
      <text:p text:style-name="P3">____________________________________<text:tab/>:<text:tab/>SID: {SID}</text:p>
      <text:p text:style-name="P3"/>
      <text:p text:style-name="P12"><text:tab/><text:span text:style-name="Default_20_Paragraph_20_Font"><text:span text:style-name="T5">VERIFICATION </text:span></text:span></text:p>
      <text:p text:style-name="P13"/>
      <text:p text:style-name="P21">The facts set forth in the foregoing are true and correct to the best of the undersigned’s knowledge, information and/or belief and are verified subject to the penalties for unsworn falsification to authorities under Title 18, section 4904 of the Pennsylvania Crimes Code.</text:p>
      <text:p text:style-name="P20">{IFP_MESSAGE}</text:p>
      <text:p text:style-name="P17"><text:span text:style-name="Default_20_Paragraph_20_Font"><text:span text:style-name="T6">/s/{ATTORNEY_ELEC_SIG}</text:span></text:span>__</text:p>
      <text:p text:style-name="P17">{ATTORNEY_SIGNATURE}</text:p>
      <text:p text:style-name="P23">DATED:<text:tab/>{PETITION_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Tahoma" svg:font-family="Tahoma" style:font-family-generic="swiss"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fo:text-shadow="none"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orphans="0" fo:widows="0" fo:hyphenation-ladder-count="no-limit" style:text-autospace="none"/>
      <style:text-properties fo:font-size="12pt" style:font-size-asian="12pt" style:font-size-complex="12pt" fo:hyphenate="false" fo:hyphenation-remain-char-count="0" fo:hyphenation-push-char-count="0"/>
    </style:style>
    <style:style style:name="Quick_20_1." style:display-name="Quick 1." style:family="paragraph" style:parent-style-name="Normal" style:list-style-name="LFO3">
      <style:paragraph-properties fo:hyphenation-ladder-count="no-limit"/>
      <style:text-properties fo:hyphenate="false" fo:hyphenation-remain-char-count="0" fo:hyphenation-push-char-count="0"/>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Footnote_20_Reference" style:display-name="Footnote Reference" style:family="text"/>
    <style:style style:name="Comment_20_Reference" style:display-name="Comment Reference" style:family="text" style:parent-style-name="Default_20_Paragraph_20_Font">
      <style:text-properties fo:font-size="8pt" style:font-size-asian="8pt" style:font-size-complex="8pt"/>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3">
      <text:list-level-style-number text:level="1" style:num-suffix="."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COMMUNITY LEGAL SERVICES, INC</dc:title>
    <meta:initial-creator>mhollander</meta:initial-creator>
    <dc:creator>Michael Hollander</dc:creator>
    <meta:creation-date>2011-05-09T10:18:00Z</meta:creation-date>
    <dc:date>2012-04-16T15:19:26.95</dc:date>
    <meta:editing-cycles>66</meta:editing-cycles>
    <meta:editing-duration>PT7H47M48S</meta:editing-duration>
    <meta:document-statistic meta:table-count="2" meta:image-count="0" meta:object-count="0" meta:page-count="5" meta:paragraph-count="103" meta:word-count="867" meta:character-count="5971"/>
    <meta:template xlink:type="simple" xlink:actuate="onRequest" xlink:title="" xlink:href="Normal.dotm"/>
  </office:meta>
</office:document-meta>
</file>